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peTranslation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positoryWithScheduledMethodImpl.getInvocation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pe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positoryWithScheduledMethodImpl.schedu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Config.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duledAndTransactionalAnnotationIntegrationTests.succeedsWhenSubclassProxyAndScheduledMethodNotPresent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pectConfig.my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dTransactionalAnnotationIntegrationTests.succeedsWhenJdkProxyAndScheduledMethodIsPresent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ConfigA.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dTransactionalAnnotationIntegrationTests.failsWhenJdkProxyAndScheduledMethodNotPresent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AndTransactionalAnnotationIntegrationTests.withAspec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RepositoryImpl.schedu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spect.check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ConfigB.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epositoryImpl.getInvoc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